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Times New Roman1" fo:font-weight="normal" style:font-weight-asian="normal" style:font-weight-complex="normal"/>
    </style:style>
    <style:style style:name="T5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RIE DE VOREPPE (Isère)</text:p>
      <text:p text:style-name="P2">Canton de VOIRON</text:p>
      <text:p text:style-name="P2">Arrondissement de GRENOBLE</text:p>
      <text:p text:style-name="P2"/>
      <text:p text:style-name="P2"/>
      <text:p text:style-name="P3">ACTE DE RECONNAISSANCE ANTERIEURE - N°<text:bookmark-start text:name="__DdeLink__64_2052783783"/>[numActe]</text:p>
      <text:p text:style-name="P2"/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[nomMere] [prenomMere]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Le [dateActeLettre] à [heureActeLettre], [infosDeclarants] a déclaré reconnaître pour son ou ses enfants le ou les enfants dont [prenomMere] [nomMere] se déclare être actuellement enceinte./. </text:span></text:span></text:p>
      <text:p text:style-name="P1"><text:span text:style-name="Source_20_Text"><text:span text:style-name="T2">[prenomMere] [nomMere] a été informée du caractère divisible du lien de filiation</text:span></text:span><text:span text:style-name="Source_20_Text"><text:span text:style-name="T6"> qui sera établi./.</text:span></text:span></text:p>
      <text:p text:style-name="P1"><text:span text:style-name="Source_20_Text"><text:span text:style-name="T2">Lecture faite et invitée à lire l'acte, le déclarant a signé avec Nous, [prenomU] [nomU], [infoU]</text:span></text:span></text:p>
      <text:p text:style-name="P1"><text:span text:style-name="Source_20_Text"><text:span text:style-name="T2">par délégation du Maire./.</text:span></text:span></text:p>
      <text:p text:style-name="Standard"><text:bookmark-end text:name="__DdeLink__64_2052783783"/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5-04T16:39:12</meta:creation-date>
    <meta:generator>LibreOffice/3.3$Linux LibreOffice_project/330m19$Build-401</meta:generator>
    <dc:date>2011-12-19T10:14:08</dc:date>
    <dc:creator>Guillaume </dc:creator>
    <meta:editing-duration>PT14H50M8S</meta:editing-duration>
    <meta:editing-cycles>78</meta:editing-cycles>
    <meta:document-statistic meta:table-count="0" meta:image-count="0" meta:object-count="0" meta:page-count="1" meta:paragraph-count="9" meta:word-count="78" meta:character-count="551"/>
  </office:meta>
</office:document-meta>
</file>